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1229b2" officeooo:paragraph-rsid="001229b2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Standard">
      <style:text-properties officeooo:rsid="001229b2" officeooo:paragraph-rsid="001229b2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?xml version="1.0" encoding="UTF-8"?&gt;</text:p>
      <text:p text:style-name="P1">&lt;jmeterTestPlan version="1.2" properties="5.0" jmeter="5.0 r1840935"&gt;</text:p>
      <text:p text:style-name="P3"><text:s text:c="2"/><text:span text:style-name="T1">&lt;hashTree&gt;</text:span></text:p>
      <text:p text:style-name="P3"><text:s text:c="4"/><text:span text:style-name="T1">&lt;TestPlan guiclass="TestPlanGui" testclass="TestPlan" testname="Pet Store" enabled="true"&gt;</text:span></text:p>
      <text:p text:style-name="P3"><text:s text:c="6"/><text:span text:style-name="T1">&lt;stringProp name="TestPlan.comments"&gt;&lt;/stringProp&gt;</text:span></text:p>
      <text:p text:style-name="P3"><text:s text:c="6"/><text:span text:style-name="T1">&lt;boolProp name="TestPlan.functional_mode"&gt;false&lt;/boolProp&gt;</text:span></text:p>
      <text:p text:style-name="P3"><text:s text:c="6"/><text:span text:style-name="T1">&lt;boolProp name="TestPlan.serialize_threadgroups"&gt;false&lt;/boolProp&gt;</text:span></text:p>
      <text:p text:style-name="P3"><text:s text:c="6"/><text:span text:style-name="T1">&lt;elementProp name="TestPlan.user_defined_variables" elementType="Arguments" guiclass="ArgumentsPanel" testclass="Arguments" testname="User Defined Variables" enabled="true"&gt;</text:span></text:p>
      <text:p text:style-name="P3"><text:s text:c="8"/><text:span text:style-name="T1">&lt;collectionProp name="Arguments.arguments"/&gt;</text:span></text:p>
      <text:p text:style-name="P3"><text:s text:c="6"/><text:span text:style-name="T1">&lt;/elementProp&gt;</text:span></text:p>
      <text:p text:style-name="P3"><text:s text:c="6"/><text:span text:style-name="T1">&lt;stringProp name="TestPlan.user_define_classpath"&gt;&lt;/stringProp&gt;</text:span></text:p>
      <text:p text:style-name="P3"><text:s text:c="4"/><text:span text:style-name="T1">&lt;/TestPlan&gt;</text:span></text:p>
      <text:p text:style-name="P3"><text:s text:c="4"/><text:span text:style-name="T1">&lt;hashTree&gt;</text:span></text:p>
      <text:p text:style-name="P3"><text:s text:c="6"/><text:span text:style-name="T1">&lt;Arguments guiclass="ArgumentsPanel" testclass="Arguments" testname="User Defined Variables" enabled="true"&gt;</text:span></text:p>
      <text:p text:style-name="P3"><text:s text:c="8"/><text:span text:style-name="T1">&lt;collectionProp name="Arguments.arguments"/&gt;</text:span></text:p>
      <text:p text:style-name="P3"><text:s text:c="6"/><text:span text:style-name="T1">&lt;/Arguments&gt;</text:span></text:p>
      <text:p text:style-name="P3"><text:s text:c="6"/><text:span text:style-name="T1">&lt;hashTree/&gt;</text:span></text:p>
      <text:p text:style-name="P3"><text:s text:c="6"/><text:span text:style-name="T1">&lt;ConfigTestElement guiclass="HttpDefaultsGui" testclass="ConfigTestElement" testname="HTTP Request Defaults" enabled="true"&gt;</text:span></text:p>
      <text:p text:style-name="P3"><text:s text:c="8"/><text:span text:style-name="T1">&lt;elementProp name="HTTPsampler.Arguments" elementType="Arguments" guiclass="HTTPArgumentsPanel" testclass="Arguments" testname="User Defined Variables" enabled="true"&gt;</text:span></text:p>
      <text:p text:style-name="P3"><text:s text:c="10"/><text:span text:style-name="T1">&lt;collectionProp name="Arguments.arguments"/&gt;</text:span></text:p>
      <text:p text:style-name="P3"><text:s text:c="8"/><text:span text:style-name="T1">&lt;/elementProp&gt;</text:span></text:p>
      <text:p text:style-name="P3"><text:s text:c="8"/><text:span text:style-name="T1">&lt;stringProp name="HTTPSampler.domain"&gt;&lt;/stringProp&gt;</text:span></text:p>
      <text:p text:style-name="P3"><text:s text:c="8"/><text:span text:style-name="T1">&lt;stringProp name="HTTPSampler.port"&gt;&lt;/stringProp&gt;</text:span></text:p>
      <text:p text:style-name="P3"><text:s text:c="8"/><text:span text:style-name="T1">&lt;stringProp name="HTTPSampler.protocol"&gt;&lt;/stringProp&gt;</text:span></text:p>
      <text:p text:style-name="P3"><text:s text:c="8"/><text:span text:style-name="T1">&lt;stringProp name="HTTPSampler.contentEncoding"&gt;&lt;/stringProp&gt;</text:span></text:p>
      <text:p text:style-name="P3"><text:s text:c="8"/><text:span text:style-name="T1">&lt;stringProp name="HTTPSampler.path"&gt;&lt;/stringProp&gt;</text:span></text:p>
      <text:p text:style-name="P3"><text:s text:c="8"/><text:span text:style-name="T1">&lt;stringProp name="HTTPSampler.concurrentPool"&gt;6&lt;/stringProp&gt;</text:span></text:p>
      <text:p text:style-name="P3"><text:s text:c="8"/><text:span text:style-name="T1">&lt;stringProp name="HTTPSampler.connect_timeout"&gt;&lt;/stringProp&gt;</text:span></text:p>
      <text:p text:style-name="P3"><text:s text:c="8"/><text:span text:style-name="T1">&lt;stringProp name="HTTPSampler.response_timeout"&gt;&lt;/stringProp&gt;</text:span></text:p>
      <text:p text:style-name="P3"><text:s text:c="6"/><text:span text:style-name="T1">&lt;/ConfigTestElement&gt;</text:span></text:p>
      <text:p text:style-name="P3"><text:s text:c="6"/><text:span text:style-name="T1">&lt;hashTree/&gt;</text:span></text:p>
      <text:p text:style-name="P3"><text:s text:c="6"/><text:span text:style-name="T1">&lt;CookieManager guiclass="CookiePanel" testclass="CookieManager" testname="HTTP Cookie Manager" enabled="true"&gt;</text:span></text:p>
      <text:p text:style-name="P3"><text:s text:c="8"/><text:span text:style-name="T1">&lt;collectionProp name="CookieManager.cookies"/&gt;</text:span></text:p>
      <text:p text:style-name="P3"><text:s text:c="8"/><text:span text:style-name="T1">&lt;boolProp name="CookieManager.clearEachIteration"&gt;false&lt;/boolProp&gt;</text:span></text:p>
      <text:p text:style-name="P3"><text:s text:c="6"/><text:span text:style-name="T1">&lt;/CookieManager&gt;</text:span></text:p>
      <text:p text:style-name="P3"><text:s text:c="6"/><text:span text:style-name="T1">&lt;hashTree/&gt;</text:span></text:p>
      <text:p text:style-name="P3"><text:s text:c="6"/><text:span text:style-name="T1">&lt;ThreadGroup guiclass="ThreadGroupGui" testclass="ThreadGroup" testname="Thread Group" enabled="true"&gt;</text:span></text:p>
      <text:p text:style-name="P3"><text:s text:c="8"/><text:span text:style-name="T1">&lt;stringProp name="ThreadGroup.on_sample_error"&gt;continue&lt;/stringProp&gt;</text:span></text:p>
      <text:p text:style-name="P3"><text:s text:c="8"/><text:span text:style-name="T1">&lt;elementProp name="ThreadGroup.main_controller" elementType="LoopController" guiclass="LoopControlPanel" testclass="LoopController" testname="Loop Controller" enabled="true"&gt;</text:span></text:p>
      <text:p text:style-name="P3"><text:s text:c="10"/><text:span text:style-name="T1">&lt;boolProp name="LoopController.continue_forever"&gt;false&lt;/boolProp&gt;</text:span></text:p>
      <text:p text:style-name="P3"><text:s text:c="10"/><text:span text:style-name="T1">&lt;stringProp name="LoopController.loops"&gt;1&lt;/stringProp&gt;</text:span></text:p>
      <text:p text:style-name="P3"><text:s text:c="8"/><text:span text:style-name="T1">&lt;/elementProp&gt;</text:span></text:p>
      <text:p text:style-name="P3"><text:s text:c="8"/><text:span text:style-name="T1">&lt;stringProp name="ThreadGroup.num_threads"&gt;3&lt;/stringProp&gt;</text:span></text:p>
      <text:p text:style-name="P3"><text:s text:c="8"/><text:span text:style-name="T1">&lt;stringProp name="ThreadGroup.ramp_time"&gt;30&lt;/stringProp&gt;</text:span></text:p>
      <text:p text:style-name="P3"><text:s text:c="8"/><text:span text:style-name="T1">&lt;longProp name="ThreadGroup.start_time"&gt;1370726934000&lt;/longProp&gt;</text:span></text:p>
      <text:p text:style-name="P3"><text:s text:c="8"/><text:span text:style-name="T1">&lt;longProp name="ThreadGroup.end_time"&gt;1370726934000&lt;/longProp&gt;</text:span></text:p>
      <text:p text:style-name="P3"><text:s text:c="8"/><text:span text:style-name="T1">&lt;boolProp name="ThreadGroup.scheduler"&gt;false&lt;/boolProp&gt;</text:span></text:p>
      <text:p text:style-name="P3"><text:s text:c="8"/><text:span text:style-name="T1">&lt;stringProp name="ThreadGroup.duration"&gt;&lt;/stringProp&gt;</text:span></text:p>
      <text:p text:style-name="P3"><text:s text:c="8"/><text:span text:style-name="T1">&lt;stringProp name="ThreadGroup.delay"&gt;&lt;/stringProp&gt;</text:span></text:p>
      <text:p text:style-name="P3"><text:s text:c="6"/><text:span text:style-name="T1">&lt;/ThreadGroup&gt;</text:span></text:p>
      <text:p text:style-name="P3"><text:s text:c="6"/><text:span text:style-name="T1">&lt;hashTree&gt;</text:span></text:p>
      <text:p text:style-name="P3"><text:s text:c="8"/><text:span text:style-name="T1">&lt;RecordingController guiclass="RecordController" testclass="RecordingController" testname="Recording Controller" enabled="true"/&gt;</text:span></text:p>
      <text:p text:style-name="P3"><text:soft-page-break/><text:s text:c="8"/><text:span text:style-name="T1">&lt;hashTree&gt;</text:span></text:p>
      <text:p text:style-name="P3"><text:s text:c="10"/><text:span text:style-name="T1">&lt;TransactionController guiclass="TransactionControllerGui" testclass="TransactionController" testname="01_Launch" enabled="true"&gt;</text:span></text:p>
      <text:p text:style-name="P3"><text:s text:c="12"/><text:span text:style-name="T1">&lt;boolProp name="TransactionController.includeTimers"&gt;false&lt;/boolProp&gt;</text:span></text:p>
      <text:p text:style-name="P3"><text:s text:c="12"/><text:span text:style-name="T1">&lt;boolProp name="TransactionController.parent"&gt;tru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2 launch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&gt;</text:span></text:p>
      <text:p text:style-name="P3"><text:s text:c="18"/><text:span text:style-name="T1">&lt;elementProp name="region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region&lt;/stringProp&gt;</text:span></text:p>
      <text:p text:style-name="P3"><text:s text:c="20"/><text:span text:style-name="T1">&lt;stringProp name="Argument.value"&gt;US&lt;/stringProp&gt;</text:span></text:p>
      <text:p text:style-name="P3"><text:s text:c="20"/><text:span text:style-name="T1">&lt;stringProp name="Argument.metadata"&gt;=&lt;/stringProp&gt;</text:span></text:p>
      <text:p text:style-name="P3"><text:s text:c="20"/><text:span text:style-name="T1">&lt;boolProp name="HTTPArgument.use_equals"&gt;true&lt;/boolProp&gt;</text:span></text:p>
      <text:p text:style-name="P3"><text:s text:c="18"/><text:span text:style-name="T1">&lt;/elementProp&gt;</text:span></text:p>
      <text:p text:style-name="P3"><text:s text:c="18"/><text:span text:style-name="T1">&lt;elementProp name="appid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appid&lt;/stringProp&gt;</text:span></text:p>
      <text:p text:style-name="P3"><text:s text:c="20"/><text:span text:style-name="T1">&lt;stringProp name="Argument.value"&gt;C98EA5B0842DBB9405BBF071E1DA76512D21FE36&lt;/stringProp&gt;</text:span></text:p>
      <text:p text:style-name="P3"><text:s text:c="20"/><text:span text:style-name="T1">&lt;stringProp name="Argument.metadata"&gt;=&lt;/stringProp&gt;</text:span></text:p>
      <text:p text:style-name="P3"><text:s text:c="20"/><text:span text:style-name="T1">&lt;boolProp name="HTTPArgument.use_equals"&gt;true&lt;/boolProp&gt;</text:span></text:p>
      <text:p text:style-name="P3"><text:s text:c="18"/><text:span text:style-name="T1">&lt;/elementProp&gt;</text:span></text:p>
      <text:p text:style-name="P3"><text:s text:c="18"/><text:span text:style-name="T1">&lt;elementProp name="FORM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FORM&lt;/stringProp&gt;</text:span></text:p>
      <text:p text:style-name="P3"><text:s text:c="20"/><text:span text:style-name="T1">&lt;stringProp name="Argument.value"&gt;Threshold&lt;/stringProp&gt;</text:span></text:p>
      <text:p text:style-name="P3"><text:s text:c="20"/><text:span text:style-name="T1">&lt;stringProp name="Argument.metadata"&gt;=&lt;/stringProp&gt;</text:span></text:p>
      <text:p text:style-name="P3"><text:s text:c="20"/><text:span text:style-name="T1">&lt;boolProp name="HTTPArgument.use_equals"&gt;true&lt;/bool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tile-service.weather.microsoft.com&lt;/stringProp&gt;</text:span></text:p>
      <text:p text:style-name="P3"><text:s text:c="14"/><text:span text:style-name="T1">&lt;stringProp name="HTTPSampler.port"&gt;&lt;/stringProp&gt;</text:span></text:p>
      <text:p text:style-name="P3"><text:s text:c="14"/><text:span text:style-name="T1">&lt;stringProp name="HTTPSampler.protocol"&gt;http&lt;/stringProp&gt;</text:span></text:p>
      <text:p text:style-name="P3"><text:s text:c="14"/><text:span text:style-name="T1">&lt;stringProp name="HTTPSampler.contentEncoding"&gt;&lt;/stringProp&gt;</text:span></text:p>
      <text:p text:style-name="P3"><text:s text:c="14"/><text:span text:style-name="T1">&lt;stringProp name="HTTPSampler.path"&gt;/en-US/livetile/preinstall&lt;/stringProp&gt;</text:span></text:p>
      <text:p text:style-name="P3"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icrosoft-WNS/10.0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oft-page-break/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 text:c="10"/><text:span text:style-name="T1">&lt;TransactionController guiclass="TransactionControllerGui" testclass="TransactionController" testname="02_Launch1" enabled="true"&gt;</text:span></text:p>
      <text:p text:style-name="P3"><text:s text:c="12"/><text:span text:style-name="T1">&lt;boolProp name="TransactionController.includeTimers"&gt;false&lt;/boolProp&gt;</text:span></text:p>
      <text:p text:style-name="P3"><text:s text:c="12"/><text:span text:style-name="T1">&lt;boolProp name="TransactionController.parent"&gt;tru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3 launch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/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petstore.octoperf.com&lt;/stringProp&gt;</text:span></text:p>
      <text:p text:style-name="P3"><text:s text:c="14"/><text:span text:style-name="T1">&lt;stringProp name="HTTPSampler.port"&gt;443&lt;/stringProp&gt;</text:span></text:p>
      <text:p text:style-name="P3"><text:s text:c="14"/><text:span text:style-name="T1">&lt;stringProp name="HTTPSampler.protocol"&gt;https&lt;/stringProp&gt;</text:span></text:p>
      <text:p text:style-name="P3"><text:s text:c="14"/><text:span text:style-name="T1">&lt;stringProp name="HTTPSampler.contentEncoding"&gt;&lt;/stringProp&gt;</text:span></text:p>
      <text:p text:style-name="P3"><text:s text:c="14"/><text:span text:style-name="T1">&lt;stringProp name="HTTPSampler.path"&gt;/actions/Catalog.action&lt;/stringProp&gt;</text:span></text:p>
      <text:p text:style-name="P3"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Accept-Language" elementType="Header"&gt;</text:span></text:p>
      <text:p text:style-name="P3"><text:s text:c="20"/><text:span text:style-name="T1">&lt;stringProp name="Header.name"&gt;Accept-Language&lt;/stringProp&gt;</text:span></text:p>
      <text:p text:style-name="P3"><text:s text:c="20"/><text:span text:style-name="T1">&lt;stringProp name="Header.value"&gt;en-U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Pragma" elementType="Header"&gt;</text:span></text:p>
      <text:p text:style-name="P3"><text:s text:c="20"/><text:span text:style-name="T1">&lt;stringProp name="Header.name"&gt;Pragma&lt;/stringProp&gt;</text:span></text:p>
      <text:p text:style-name="P3"><text:s text:c="20"/><text:span text:style-name="T1">&lt;stringProp name="Header.value"&gt;no-cach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Encoding" elementType="Header"&gt;</text:span></text:p>
      <text:p text:style-name="P3"><text:s text:c="20"/><text:span text:style-name="T1">&lt;stringProp name="Header.name"&gt;Accept-Encoding&lt;/stringProp&gt;</text:span></text:p>
      <text:p text:style-name="P3"><text:s text:c="20"/><text:span text:style-name="T1">&lt;stringProp name="Header.value"&gt;gzip, deflat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ozilla/5.0 (Windows NT 10.0; WOW64; Trident/7.0; rv:11.0) like Gecko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" elementType="Header"&gt;</text:span></text:p>
      <text:p text:style-name="P3"><text:s text:c="20"/><text:span text:style-name="T1">&lt;stringProp name="Header.name"&gt;Accept&lt;/stringProp&gt;</text:span></text:p>
      <text:p text:style-name="P3"><text:s text:c="20"/><text:span text:style-name="T1">&lt;stringProp name="Header.value"&gt;text/html, application/xhtml+xml, image/jxr, */*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oft-page-break/><text:s text:c="10"/><text:span text:style-name="T1">&lt;TransactionController guiclass="TransactionControllerGui" testclass="TransactionController" testname="03_Fish" enabled="true"&gt;</text:span></text:p>
      <text:p text:style-name="P3"><text:s text:c="12"/><text:span text:style-name="T1">&lt;boolProp name="TransactionController.includeTimers"&gt;false&lt;/boolProp&gt;</text:span></text:p>
      <text:p text:style-name="P3"><text:s text:c="12"/><text:span text:style-name="T1">&lt;boolProp name="TransactionController.parent"&gt;tru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19 fish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&gt;</text:span></text:p>
      <text:p text:style-name="P3"><text:s text:c="18"/><text:span text:style-name="T1">&lt;elementProp name="viewCategory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viewCategory&lt;/stringProp&gt;</text:span></text:p>
      <text:p text:style-name="P3"><text:s text:c="20"/><text:span text:style-name="T1">&lt;stringProp name="Argument.value"&gt;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categoryId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categoryId&lt;/stringProp&gt;</text:span></text:p>
      <text:p text:style-name="P3"><text:s text:c="20"/><text:span text:style-name="T1">&lt;stringProp name="Argument.value"&gt;FISH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petstore.octoperf.com&lt;/stringProp&gt;</text:span></text:p>
      <text:p text:style-name="P3"><text:s text:c="14"/><text:span text:style-name="T1">&lt;stringProp name="HTTPSampler.port"&gt;443&lt;/stringProp&gt;</text:span></text:p>
      <text:p text:style-name="P3"><text:s text:c="14"/><text:span text:style-name="T1">&lt;stringProp name="HTTPSampler.protocol"&gt;https&lt;/stringProp&gt;</text:span></text:p>
      <text:p text:style-name="P3"><text:s text:c="14"/><text:span text:style-name="T1">&lt;stringProp name="HTTPSampler.contentEncoding"&gt;UTF-8&lt;/stringProp&gt;</text:span></text:p>
      <text:p text:style-name="P3"><text:s text:c="14"/><text:span text:style-name="T1">&lt;stringProp name="HTTPSampler.path"&gt;/actions/Catalog.action&lt;/stringProp&gt;</text:span></text:p>
      <text:p text:style-name="P3"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Referer" elementType="Header"&gt;</text:span></text:p>
      <text:p text:style-name="P3"><text:s text:c="20"/><text:span text:style-name="T1">&lt;stringProp name="Header.name"&gt;Referer&lt;/stringProp&gt;</text:span></text:p>
      <text:p text:style-name="P3"><text:s text:c="20"/><text:span text:style-name="T1">&lt;stringProp name="Header.value"&gt;https://petstore.octoperf.com/actions/Catalog.action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Language" elementType="Header"&gt;</text:span></text:p>
      <text:p text:style-name="P3"><text:s text:c="20"/><text:span text:style-name="T1">&lt;stringProp name="Header.name"&gt;Accept-Language&lt;/stringProp&gt;</text:span></text:p>
      <text:p text:style-name="P3"><text:s text:c="20"/><text:span text:style-name="T1">&lt;stringProp name="Header.value"&gt;en-U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Pragma" elementType="Header"&gt;</text:span></text:p>
      <text:p text:style-name="P3"><text:s text:c="20"/><text:span text:style-name="T1">&lt;stringProp name="Header.name"&gt;Pragma&lt;/stringProp&gt;</text:span></text:p>
      <text:p text:style-name="P3"><text:s text:c="20"/><text:span text:style-name="T1">&lt;stringProp name="Header.value"&gt;no-cach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Encoding" elementType="Header"&gt;</text:span></text:p>
      <text:p text:style-name="P3"><text:s text:c="20"/><text:span text:style-name="T1">&lt;stringProp name="Header.name"&gt;Accept-Encoding&lt;/stringProp&gt;</text:span></text:p>
      <text:p text:style-name="P3"><text:s text:c="20"/><text:span text:style-name="T1">&lt;stringProp name="Header.value"&gt;gzip, deflate&lt;/stringProp&gt;</text:span></text:p>
      <text:p text:style-name="P3"><text:s text:c="18"/><text:span text:style-name="T1">&lt;/elementProp&gt;</text:span></text:p>
      <text:p text:style-name="P3"><text:soft-page-break/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ozilla/5.0 (Windows NT 10.0; WOW64; Trident/7.0; rv:11.0) like Gecko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" elementType="Header"&gt;</text:span></text:p>
      <text:p text:style-name="P3"><text:s text:c="20"/><text:span text:style-name="T1">&lt;stringProp name="Header.name"&gt;Accept&lt;/stringProp&gt;</text:span></text:p>
      <text:p text:style-name="P3"><text:s text:c="20"/><text:span text:style-name="T1">&lt;stringProp name="Header.value"&gt;text/html, application/xhtml+xml, image/jxr, */*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 text:c="10"/><text:span text:style-name="T1">&lt;TransactionController guiclass="TransactionControllerGui" testclass="TransactionController" testname="04_Dogs" enabled="true"&gt;</text:span></text:p>
      <text:p text:style-name="P3"><text:s text:c="12"/><text:span text:style-name="T1">&lt;boolProp name="TransactionController.includeTimers"&gt;false&lt;/boolProp&gt;</text:span></text:p>
      <text:p text:style-name="P3"><text:s text:c="12"/><text:span text:style-name="T1">&lt;boolProp name="TransactionController.parent"&gt;tru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20 dogs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&gt;</text:span></text:p>
      <text:p text:style-name="P3"><text:s text:c="18"/><text:span text:style-name="T1">&lt;elementProp name="viewCategory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viewCategory&lt;/stringProp&gt;</text:span></text:p>
      <text:p text:style-name="P3"><text:s text:c="20"/><text:span text:style-name="T1">&lt;stringProp name="Argument.value"&gt;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categoryId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categoryId&lt;/stringProp&gt;</text:span></text:p>
      <text:p text:style-name="P3"><text:s text:c="20"/><text:span text:style-name="T1">&lt;stringProp name="Argument.value"&gt;DOGS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petstore.octoperf.com&lt;/stringProp&gt;</text:span></text:p>
      <text:p text:style-name="P3"><text:s text:c="14"/><text:span text:style-name="T1">&lt;stringProp name="HTTPSampler.port"&gt;443&lt;/stringProp&gt;</text:span></text:p>
      <text:p text:style-name="P3"><text:s text:c="14"/><text:span text:style-name="T1">&lt;stringProp name="HTTPSampler.protocol"&gt;https&lt;/stringProp&gt;</text:span></text:p>
      <text:p text:style-name="P3"><text:s text:c="14"/><text:span text:style-name="T1">&lt;stringProp name="HTTPSampler.contentEncoding"&gt;UTF-8&lt;/stringProp&gt;</text:span></text:p>
      <text:p text:style-name="P3"><text:s text:c="14"/><text:span text:style-name="T1">&lt;stringProp name="HTTPSampler.path"&gt;/actions/Catalog.action&lt;/stringProp&gt;</text:span></text:p>
      <text:p text:style-name="P3"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Referer" elementType="Header"&gt;</text:span></text:p>
      <text:p text:style-name="P3"><text:s text:c="20"/><text:span text:style-name="T1">&lt;stringProp name="Header.name"&gt;Referer&lt;/stringProp&gt;</text:span></text:p>
      <text:p text:style-name="P3"><text:soft-page-break/><text:s text:c="20"/><text:span text:style-name="T1">&lt;stringProp name="Header.value"&gt;https://petstore.octoperf.com/actions/Catalog.action?viewCategory=&amp;amp;categoryId=FISH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Language" elementType="Header"&gt;</text:span></text:p>
      <text:p text:style-name="P3"><text:s text:c="20"/><text:span text:style-name="T1">&lt;stringProp name="Header.name"&gt;Accept-Language&lt;/stringProp&gt;</text:span></text:p>
      <text:p text:style-name="P3"><text:s text:c="20"/><text:span text:style-name="T1">&lt;stringProp name="Header.value"&gt;en-U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Pragma" elementType="Header"&gt;</text:span></text:p>
      <text:p text:style-name="P3"><text:s text:c="20"/><text:span text:style-name="T1">&lt;stringProp name="Header.name"&gt;Pragma&lt;/stringProp&gt;</text:span></text:p>
      <text:p text:style-name="P3"><text:s text:c="20"/><text:span text:style-name="T1">&lt;stringProp name="Header.value"&gt;no-cach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Encoding" elementType="Header"&gt;</text:span></text:p>
      <text:p text:style-name="P3"><text:s text:c="20"/><text:span text:style-name="T1">&lt;stringProp name="Header.name"&gt;Accept-Encoding&lt;/stringProp&gt;</text:span></text:p>
      <text:p text:style-name="P3"><text:s text:c="20"/><text:span text:style-name="T1">&lt;stringProp name="Header.value"&gt;gzip, deflat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ozilla/5.0 (Windows NT 10.0; WOW64; Trident/7.0; rv:11.0) like Gecko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" elementType="Header"&gt;</text:span></text:p>
      <text:p text:style-name="P3"><text:s text:c="20"/><text:span text:style-name="T1">&lt;stringProp name="Header.name"&gt;Accept&lt;/stringProp&gt;</text:span></text:p>
      <text:p text:style-name="P3"><text:s text:c="20"/><text:span text:style-name="T1">&lt;stringProp name="Header.value"&gt;text/html, application/xhtml+xml, image/jxr, */*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 text:c="10"/><text:span text:style-name="T1">&lt;TransactionController guiclass="TransactionControllerGui" testclass="TransactionController" testname="05_Birds" enabled="true"&gt;</text:span></text:p>
      <text:p text:style-name="P3"><text:s text:c="12"/><text:span text:style-name="T1">&lt;boolProp name="TransactionController.parent"&gt;true&lt;/boolProp&gt;</text:span></text:p>
      <text:p text:style-name="P3"><text:s text:c="12"/><text:span text:style-name="T1">&lt;boolProp name="TransactionController.includeTimers"&gt;fals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21 birds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&gt;</text:span></text:p>
      <text:p text:style-name="P3"><text:s text:c="18"/><text:span text:style-name="T1">&lt;elementProp name="viewCategory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viewCategory&lt;/stringProp&gt;</text:span></text:p>
      <text:p text:style-name="P3"><text:s text:c="20"/><text:span text:style-name="T1">&lt;stringProp name="Argument.value"&gt;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categoryId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categoryId&lt;/stringProp&gt;</text:span></text:p>
      <text:p text:style-name="P3"><text:s text:c="20"/><text:span text:style-name="T1">&lt;stringProp name="Argument.value"&gt;BIRDS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petstore.octoperf.com&lt;/stringProp&gt;</text:span></text:p>
      <text:p text:style-name="P3"><text:s text:c="14"/><text:span text:style-name="T1">&lt;stringProp name="HTTPSampler.port"&gt;443&lt;/stringProp&gt;</text:span></text:p>
      <text:p text:style-name="P3"><text:s text:c="14"/><text:span text:style-name="T1">&lt;stringProp name="HTTPSampler.protocol"&gt;https&lt;/stringProp&gt;</text:span></text:p>
      <text:p text:style-name="P3"><text:s text:c="14"/><text:span text:style-name="T1">&lt;stringProp name="HTTPSampler.contentEncoding"&gt;UTF-8&lt;/stringProp&gt;</text:span></text:p>
      <text:p text:style-name="P3"><text:s text:c="14"/><text:span text:style-name="T1">&lt;stringProp name="HTTPSampler.path"&gt;/actions/Catalog.action&lt;/stringProp&gt;</text:span></text:p>
      <text:p text:style-name="P3"><text:soft-page-break/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Referer" elementType="Header"&gt;</text:span></text:p>
      <text:p text:style-name="P3"><text:s text:c="20"/><text:span text:style-name="T1">&lt;stringProp name="Header.name"&gt;Referer&lt;/stringProp&gt;</text:span></text:p>
      <text:p text:style-name="P3"><text:s text:c="20"/><text:span text:style-name="T1">&lt;stringProp name="Header.value"&gt;https://petstore.octoperf.com/actions/Catalog.action?viewCategory=&amp;amp;categoryId=DOG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Language" elementType="Header"&gt;</text:span></text:p>
      <text:p text:style-name="P3"><text:s text:c="20"/><text:span text:style-name="T1">&lt;stringProp name="Header.name"&gt;Accept-Language&lt;/stringProp&gt;</text:span></text:p>
      <text:p text:style-name="P3"><text:s text:c="20"/><text:span text:style-name="T1">&lt;stringProp name="Header.value"&gt;en-U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Pragma" elementType="Header"&gt;</text:span></text:p>
      <text:p text:style-name="P3"><text:s text:c="20"/><text:span text:style-name="T1">&lt;stringProp name="Header.name"&gt;Pragma&lt;/stringProp&gt;</text:span></text:p>
      <text:p text:style-name="P3"><text:s text:c="20"/><text:span text:style-name="T1">&lt;stringProp name="Header.value"&gt;no-cach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Encoding" elementType="Header"&gt;</text:span></text:p>
      <text:p text:style-name="P3"><text:s text:c="20"/><text:span text:style-name="T1">&lt;stringProp name="Header.name"&gt;Accept-Encoding&lt;/stringProp&gt;</text:span></text:p>
      <text:p text:style-name="P3"><text:s text:c="20"/><text:span text:style-name="T1">&lt;stringProp name="Header.value"&gt;gzip, deflat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ozilla/5.0 (Windows NT 10.0; WOW64; Trident/7.0; rv:11.0) like Gecko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" elementType="Header"&gt;</text:span></text:p>
      <text:p text:style-name="P3"><text:s text:c="20"/><text:span text:style-name="T1">&lt;stringProp name="Header.name"&gt;Accept&lt;/stringProp&gt;</text:span></text:p>
      <text:p text:style-name="P3"><text:s text:c="20"/><text:span text:style-name="T1">&lt;stringProp name="Header.value"&gt;text/html, application/xhtml+xml, image/jxr, */*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 text:c="8"/><text:span text:style-name="T1">&lt;/hashTree&gt;</text:span></text:p>
      <text:p text:style-name="P3"><text:s text:c="8"/><text:span text:style-name="T1">&lt;ResultCollector guiclass="StatVisualizer" testclass="ResultCollector" testname="Aggregate Report" enabled="true"&gt;</text:span></text:p>
      <text:p text:style-name="P3"><text:s text:c="10"/><text:span text:style-name="T1">&lt;boolProp name="ResultCollector.error_logging"&gt;false&lt;/boolProp&gt;</text:span></text:p>
      <text:p text:style-name="P3"><text:s text:c="10"/><text:span text:style-name="T1">&lt;objProp&gt;</text:span></text:p>
      <text:p text:style-name="P3"><text:s text:c="12"/><text:span text:style-name="T1">&lt;name&gt;saveConfig&lt;/name&gt;</text:span></text:p>
      <text:p text:style-name="P3"><text:s text:c="12"/><text:span text:style-name="T1">&lt;value class="SampleSaveConfiguration"&gt;</text:span></text:p>
      <text:p text:style-name="P3"><text:s text:c="14"/><text:span text:style-name="T1">&lt;time&gt;true&lt;/time&gt;</text:span></text:p>
      <text:p text:style-name="P3"><text:s text:c="14"/><text:span text:style-name="T1">&lt;latency&gt;true&lt;/latency&gt;</text:span></text:p>
      <text:p text:style-name="P3"><text:s text:c="14"/><text:span text:style-name="T1">&lt;timestamp&gt;true&lt;/timestamp&gt;</text:span></text:p>
      <text:p text:style-name="P3"><text:s text:c="14"/><text:span text:style-name="T1">&lt;success&gt;true&lt;/success&gt;</text:span></text:p>
      <text:p text:style-name="P3"><text:s text:c="14"/><text:span text:style-name="T1">&lt;label&gt;true&lt;/label&gt;</text:span></text:p>
      <text:p text:style-name="P3"><text:s text:c="14"/><text:span text:style-name="T1">&lt;code&gt;true&lt;/code&gt;</text:span></text:p>
      <text:p text:style-name="P3"><text:s text:c="14"/><text:span text:style-name="T1">&lt;message&gt;true&lt;/message&gt;</text:span></text:p>
      <text:p text:style-name="P3"><text:s text:c="14"/><text:span text:style-name="T1">&lt;threadName&gt;true&lt;/threadName&gt;</text:span></text:p>
      <text:p text:style-name="P3"><text:s text:c="14"/><text:span text:style-name="T1">&lt;dataType&gt;true&lt;/dataType&gt;</text:span></text:p>
      <text:p text:style-name="P3"><text:s text:c="14"/><text:span text:style-name="T1">&lt;encoding&gt;false&lt;/encoding&gt;</text:span></text:p>
      <text:p text:style-name="P3"><text:s text:c="14"/><text:span text:style-name="T1">&lt;assertions&gt;true&lt;/assertions&gt;</text:span></text:p>
      <text:p text:style-name="P3"><text:soft-page-break/><text:s text:c="14"/><text:span text:style-name="T1">&lt;subresults&gt;true&lt;/subresults&gt;</text:span></text:p>
      <text:p text:style-name="P3"><text:s text:c="14"/><text:span text:style-name="T1">&lt;responseData&gt;false&lt;/responseData&gt;</text:span></text:p>
      <text:p text:style-name="P3"><text:s text:c="14"/><text:span text:style-name="T1">&lt;samplerData&gt;false&lt;/samplerData&gt;</text:span></text:p>
      <text:p text:style-name="P3"><text:s text:c="14"/><text:span text:style-name="T1">&lt;xml&gt;false&lt;/xml&gt;</text:span></text:p>
      <text:p text:style-name="P3"><text:s text:c="14"/><text:span text:style-name="T1">&lt;fieldNames&gt;true&lt;/fieldNames&gt;</text:span></text:p>
      <text:p text:style-name="P3"><text:s text:c="14"/><text:span text:style-name="T1">&lt;responseHeaders&gt;false&lt;/responseHeaders&gt;</text:span></text:p>
      <text:p text:style-name="P3"><text:s text:c="14"/><text:span text:style-name="T1">&lt;requestHeaders&gt;false&lt;/requestHeaders&gt;</text:span></text:p>
      <text:p text:style-name="P3"><text:s text:c="14"/><text:span text:style-name="T1">&lt;responseDataOnError&gt;false&lt;/responseDataOnError&gt;</text:span></text:p>
      <text:p text:style-name="P3"><text:s text:c="14"/><text:span text:style-name="T1">&lt;saveAssertionResultsFailureMessage&gt;true&lt;/saveAssertionResultsFailureMessage&gt;</text:span></text:p>
      <text:p text:style-name="P3"><text:s text:c="14"/><text:span text:style-name="T1">&lt;assertionsResultsToSave&gt;0&lt;/assertionsResultsToSave&gt;</text:span></text:p>
      <text:p text:style-name="P3"><text:s text:c="14"/><text:span text:style-name="T1">&lt;bytes&gt;true&lt;/bytes&gt;</text:span></text:p>
      <text:p text:style-name="P3"><text:s text:c="14"/><text:span text:style-name="T1">&lt;sentBytes&gt;true&lt;/sentBytes&gt;</text:span></text:p>
      <text:p text:style-name="P3"><text:s text:c="14"/><text:span text:style-name="T1">&lt;url&gt;true&lt;/url&gt;</text:span></text:p>
      <text:p text:style-name="P3"><text:s text:c="14"/><text:span text:style-name="T1">&lt;threadCounts&gt;true&lt;/threadCounts&gt;</text:span></text:p>
      <text:p text:style-name="P3"><text:s text:c="14"/><text:span text:style-name="T1">&lt;idleTime&gt;true&lt;/idleTime&gt;</text:span></text:p>
      <text:p text:style-name="P3"><text:s text:c="14"/><text:span text:style-name="T1">&lt;connectTime&gt;true&lt;/connectTime&gt;</text:span></text:p>
      <text:p text:style-name="P3"><text:s text:c="12"/><text:span text:style-name="T1">&lt;/value&gt;</text:span></text:p>
      <text:p text:style-name="P3"><text:s text:c="10"/><text:span text:style-name="T1">&lt;/objProp&gt;</text:span></text:p>
      <text:p text:style-name="P3"><text:s text:c="10"/><text:span text:style-name="T1">&lt;stringProp name="filename"&gt;&lt;/stringProp&gt;</text:span></text:p>
      <text:p text:style-name="P3"><text:s text:c="8"/><text:span text:style-name="T1">&lt;/ResultCollector&gt;</text:span></text:p>
      <text:p text:style-name="P3"><text:s text:c="8"/><text:span text:style-name="T1">&lt;hashTree/&gt;</text:span></text:p>
      <text:p text:style-name="P3"><text:s text:c="6"/><text:span text:style-name="T1">&lt;/hashTree&gt;</text:span></text:p>
      <text:p text:style-name="P3"><text:s text:c="6"/><text:span text:style-name="T1">&lt;ResultCollector guiclass="ViewResultsFullVisualizer" testclass="ResultCollector" testname="View Results Tree" enabled="true"&gt;</text:span></text:p>
      <text:p text:style-name="P3"><text:s text:c="8"/><text:span text:style-name="T1">&lt;boolProp name="ResultCollector.error_logging"&gt;false&lt;/boolProp&gt;</text:span></text:p>
      <text:p text:style-name="P3"><text:s text:c="8"/><text:span text:style-name="T1">&lt;objProp&gt;</text:span></text:p>
      <text:p text:style-name="P3"><text:s text:c="10"/><text:span text:style-name="T1">&lt;name&gt;saveConfig&lt;/name&gt;</text:span></text:p>
      <text:p text:style-name="P3"><text:s text:c="10"/><text:span text:style-name="T1">&lt;value class="SampleSaveConfiguration"&gt;</text:span></text:p>
      <text:p text:style-name="P3"><text:s text:c="12"/><text:span text:style-name="T1">&lt;time&gt;true&lt;/time&gt;</text:span></text:p>
      <text:p text:style-name="P3"><text:s text:c="12"/><text:span text:style-name="T1">&lt;latency&gt;true&lt;/latency&gt;</text:span></text:p>
      <text:p text:style-name="P3"><text:s text:c="12"/><text:span text:style-name="T1">&lt;timestamp&gt;true&lt;/timestamp&gt;</text:span></text:p>
      <text:p text:style-name="P3"><text:s text:c="12"/><text:span text:style-name="T1">&lt;success&gt;true&lt;/success&gt;</text:span></text:p>
      <text:p text:style-name="P3"><text:s text:c="12"/><text:span text:style-name="T1">&lt;label&gt;true&lt;/label&gt;</text:span></text:p>
      <text:p text:style-name="P3"><text:s text:c="12"/><text:span text:style-name="T1">&lt;code&gt;true&lt;/code&gt;</text:span></text:p>
      <text:p text:style-name="P3"><text:s text:c="12"/><text:span text:style-name="T1">&lt;message&gt;true&lt;/message&gt;</text:span></text:p>
      <text:p text:style-name="P3"><text:s text:c="12"/><text:span text:style-name="T1">&lt;threadName&gt;true&lt;/threadName&gt;</text:span></text:p>
      <text:p text:style-name="P3"><text:s text:c="12"/><text:span text:style-name="T1">&lt;dataType&gt;false&lt;/dataType&gt;</text:span></text:p>
      <text:p text:style-name="P3"><text:s text:c="12"/><text:span text:style-name="T1">&lt;encoding&gt;false&lt;/encoding&gt;</text:span></text:p>
      <text:p text:style-name="P3"><text:s text:c="12"/><text:span text:style-name="T1">&lt;assertions&gt;true&lt;/assertions&gt;</text:span></text:p>
      <text:p text:style-name="P3"><text:s text:c="12"/><text:span text:style-name="T1">&lt;subresults&gt;false&lt;/subresults&gt;</text:span></text:p>
      <text:p text:style-name="P3"><text:s text:c="12"/><text:span text:style-name="T1">&lt;responseData&gt;false&lt;/responseData&gt;</text:span></text:p>
      <text:p text:style-name="P3"><text:s text:c="12"/><text:span text:style-name="T1">&lt;samplerData&gt;false&lt;/samplerData&gt;</text:span></text:p>
      <text:p text:style-name="P3"><text:s text:c="12"/><text:span text:style-name="T1">&lt;xml&gt;false&lt;/xml&gt;</text:span></text:p>
      <text:p text:style-name="P3"><text:s text:c="12"/><text:span text:style-name="T1">&lt;fieldNames&gt;true&lt;/fieldNames&gt;</text:span></text:p>
      <text:p text:style-name="P3"><text:s text:c="12"/><text:span text:style-name="T1">&lt;responseHeaders&gt;false&lt;/responseHeaders&gt;</text:span></text:p>
      <text:p text:style-name="P3"><text:s text:c="12"/><text:span text:style-name="T1">&lt;requestHeaders&gt;false&lt;/requestHeaders&gt;</text:span></text:p>
      <text:p text:style-name="P3"><text:s text:c="12"/><text:span text:style-name="T1">&lt;responseDataOnError&gt;true&lt;/responseDataOnError&gt;</text:span></text:p>
      <text:p text:style-name="P3"><text:s text:c="12"/><text:span text:style-name="T1">&lt;saveAssertionResultsFailureMessage&gt;true&lt;/saveAssertionResultsFailureMessage&gt;</text:span></text:p>
      <text:p text:style-name="P3"><text:s text:c="12"/><text:span text:style-name="T1">&lt;assertionsResultsToSave&gt;0&lt;/assertionsResultsToSave&gt;</text:span></text:p>
      <text:p text:style-name="P3"><text:s text:c="12"/><text:span text:style-name="T1">&lt;bytes&gt;true&lt;/bytes&gt;</text:span></text:p>
      <text:p text:style-name="P3"><text:s text:c="12"/><text:span text:style-name="T1">&lt;hostname&gt;true&lt;/hostname&gt;</text:span></text:p>
      <text:p text:style-name="P3"><text:s text:c="12"/><text:span text:style-name="T1">&lt;threadCounts&gt;true&lt;/threadCounts&gt;</text:span></text:p>
      <text:p text:style-name="P3"><text:s text:c="12"/><text:span text:style-name="T1">&lt;sampleCount&gt;true&lt;/sampleCount&gt;</text:span></text:p>
      <text:p text:style-name="P3"><text:s text:c="10"/><text:span text:style-name="T1">&lt;/value&gt;</text:span></text:p>
      <text:p text:style-name="P3"><text:s text:c="8"/><text:span text:style-name="T1">&lt;/objProp&gt;</text:span></text:p>
      <text:p text:style-name="P3"><text:s text:c="8"/><text:span text:style-name="T1">&lt;stringProp name="filename"&gt;&lt;/stringProp&gt;</text:span></text:p>
      <text:p text:style-name="P3"><text:s text:c="6"/><text:span text:style-name="T1">&lt;/ResultCollector&gt;</text:span></text:p>
      <text:p text:style-name="P3"><text:s text:c="6"/><text:span text:style-name="T1">&lt;hashTree/&gt;</text:span></text:p>
      <text:p text:style-name="P3"><text:s text:c="6"/><text:span text:style-name="T1">&lt;ProxyControl guiclass="ProxyControlGui" testclass="ProxyControl" testname="HTTP(S) Test Script Recorder" enabled="false"&gt;</text:span></text:p>
      <text:p text:style-name="P3"><text:s text:c="8"/><text:span text:style-name="T1">&lt;stringProp name="ProxyControlGui.port"&gt;8888&lt;/stringProp&gt;</text:span></text:p>
      <text:p text:style-name="P3"><text:s text:c="8"/><text:span text:style-name="T1">&lt;collectionProp name="ProxyControlGui.exclude_list"&gt;</text:span></text:p>
      <text:p text:style-name="P3"><text:soft-page-break/><text:s text:c="10"/><text:span text:style-name="T1">&lt;stringProp name="1179605444"&gt;(?i).*\.(bmp|css|js|gif|ico|jpe?g|png|swf|eot|otf|ttf|mp4|woff|woff2)&lt;/stringProp&gt;</text:span></text:p>
      <text:p text:style-name="P3"><text:s text:c="10"/><text:span text:style-name="T1">&lt;stringProp name="-88591710"&gt;www\.download\.windowsupdate\.com.*&lt;/stringProp&gt;</text:span></text:p>
      <text:p text:style-name="P3"><text:s text:c="10"/><text:span text:style-name="T1">&lt;stringProp name="1206954446"&gt;tiles.*\.mozilla\.com.*&lt;/stringProp&gt;</text:span></text:p>
      <text:p text:style-name="P3"><text:s text:c="10"/><text:span text:style-name="T1">&lt;stringProp name="-1424663473"&gt;.*detectportal\.firefox\.com.*&lt;/stringProp&gt;</text:span></text:p>
      <text:p text:style-name="P3"><text:s text:c="10"/><text:span text:style-name="T1">&lt;stringProp name="-1899150273"&gt;api\.bing\.com.*&lt;/stringProp&gt;</text:span></text:p>
      <text:p text:style-name="P3"><text:s text:c="10"/><text:span text:style-name="T1">&lt;stringProp name="-192420923"&gt;.*yimg\.com.*&lt;/stringProp&gt;</text:span></text:p>
      <text:p text:style-name="P3"><text:s text:c="10"/><text:span text:style-name="T1">&lt;stringProp name="305776760"&gt;(?i).*\.(bmp|css|js|gif|ico|jpe?g|png|swf|eot|otf|ttf|mp4|woff|woff2)[\?;].*&lt;/stringProp&gt;</text:span></text:p>
      <text:p text:style-name="P3"><text:s text:c="10"/><text:span text:style-name="T1">&lt;stringProp name="2118375536"&gt;www\.google-analytics\.com.*&lt;/stringProp&gt;</text:span></text:p>
      <text:p text:style-name="P3"><text:s text:c="10"/><text:span text:style-name="T1">&lt;stringProp name="-1314416226"&gt;sqm\.microsoft\.com.*&lt;/stringProp&gt;</text:span></text:p>
      <text:p text:style-name="P3"><text:s text:c="10"/><text:span text:style-name="T1">&lt;stringProp name="11072252"&gt;.*toolbar\.yahoo\.com.*&lt;/stringProp&gt;</text:span></text:p>
      <text:p text:style-name="P3"><text:s text:c="10"/><text:span text:style-name="T1">&lt;stringProp name="1726898318"&gt;geo\.yahoo\.com.*&lt;/stringProp&gt;</text:span></text:p>
      <text:p text:style-name="P3"><text:s text:c="10"/><text:span text:style-name="T1">&lt;stringProp name="805311387"&gt;windowsupdate\.microsoft\.com.*&lt;/stringProp&gt;</text:span></text:p>
      <text:p text:style-name="P3"><text:s text:c="10"/><text:span text:style-name="T1">&lt;stringProp name="1658855950"&gt;.*toolbar\.live\.com.*&lt;/stringProp&gt;</text:span></text:p>
      <text:p text:style-name="P3"><text:s text:c="10"/><text:span text:style-name="T1">&lt;stringProp name="110431874"&gt;.*msg\.yahoo\.com.*&lt;/stringProp&gt;</text:span></text:p>
      <text:p text:style-name="P3"><text:s text:c="10"/><text:span text:style-name="T1">&lt;stringProp name="1323576868"&gt;toolbarqueries\.google\..*&lt;/stringProp&gt;</text:span></text:p>
      <text:p text:style-name="P3"><text:s text:c="10"/><text:span text:style-name="T1">&lt;stringProp name="1739087931"&gt;http?://self-repair\.mozilla\.org.*&lt;/stringProp&gt;</text:span></text:p>
      <text:p text:style-name="P3"><text:s text:c="10"/><text:span text:style-name="T1">&lt;stringProp name="1779943373"&gt;us\.update\.toolbar\.yahoo\.com.*&lt;/stringProp&gt;</text:span></text:p>
      <text:p text:style-name="P3"><text:s text:c="10"/><text:span text:style-name="T1">&lt;stringProp name="-190610036"&gt;.*\.google\.com.*/safebrowsing/.*&lt;/stringProp&gt;</text:span></text:p>
      <text:p text:style-name="P3"><text:s text:c="10"/><text:span text:style-name="T1">&lt;stringProp name="-958112859"&gt;toolbar\.google\.com.*&lt;/stringProp&gt;</text:span></text:p>
      <text:p text:style-name="P3"><text:s text:c="10"/><text:span text:style-name="T1">&lt;stringProp name="-576820688"&gt;toolbar\.msn\.com.*&lt;/stringProp&gt;</text:span></text:p>
      <text:p text:style-name="P3"><text:s text:c="10"/><text:span text:style-name="T1">&lt;stringProp name="-1435252351"&gt;toolbar\.avg\.com/.*&lt;/stringProp&gt;</text:span></text:p>
      <text:p text:style-name="P3"><text:s text:c="10"/><text:span text:style-name="T1">&lt;stringProp name="1193216536"&gt;update\.microsoft\.com.*&lt;/stringProp&gt;</text:span></text:p>
      <text:p text:style-name="P3"><text:s text:c="10"/><text:span text:style-name="T1">&lt;stringProp name="-1279148329"&gt;pgq\.yahoo\.com.*&lt;/stringProp&gt;</text:span></text:p>
      <text:p text:style-name="P3"><text:s text:c="10"/><text:span text:style-name="T1">&lt;stringProp name="1815174768"&gt;safebrowsing.*\.google\.com.*&lt;/stringProp&gt;</text:span></text:p>
      <text:p text:style-name="P3"><text:s text:c="10"/><text:span text:style-name="T1">&lt;stringProp name="587935979"&gt;g\.msn.*&lt;/stringProp&gt;</text:span></text:p>
      <text:p text:style-name="P3"><text:s text:c="10"/><text:span text:style-name="T1">&lt;stringProp name="1629558731"&gt;clients.*\.google.*&lt;/stringProp&gt;</text:span></text:p>
      <text:p text:style-name="P3"><text:s text:c="8"/><text:span text:style-name="T1">&lt;/collectionProp&gt;</text:span></text:p>
      <text:p text:style-name="P3"><text:s text:c="8"/><text:span text:style-name="T1">&lt;collectionProp name="ProxyControlGui.include_list"/&gt;</text:span></text:p>
      <text:p text:style-name="P3"><text:s text:c="8"/><text:span text:style-name="T1">&lt;boolProp name="ProxyControlGui.capture_http_headers"&gt;true&lt;/boolProp&gt;</text:span></text:p>
      <text:p text:style-name="P3"><text:s text:c="8"/><text:span text:style-name="T1">&lt;intProp name="ProxyControlGui.grouping_mode"&gt;4&lt;/intProp&gt;</text:span></text:p>
      <text:p text:style-name="P3"><text:s text:c="8"/><text:span text:style-name="T1">&lt;boolProp name="ProxyControlGui.add_assertion"&gt;false&lt;/boolProp&gt;</text:span></text:p>
      <text:p text:style-name="P3"><text:s text:c="8"/><text:span text:style-name="T1">&lt;stringProp name="ProxyControlGui.sampler_type_name"&gt;&lt;/stringProp&gt;</text:span></text:p>
      <text:p text:style-name="P3"><text:s text:c="8"/><text:span text:style-name="T1">&lt;boolProp name="ProxyControlGui.sampler_redirect_automatically"&gt;false&lt;/boolProp&gt;</text:span></text:p>
      <text:p text:style-name="P3"><text:s text:c="8"/><text:span text:style-name="T1">&lt;boolProp name="ProxyControlGui.sampler_follow_redirects"&gt;true&lt;/boolProp&gt;</text:span></text:p>
      <text:p text:style-name="P3"><text:s text:c="8"/><text:span text:style-name="T1">&lt;boolProp name="ProxyControlGui.use_keepalive"&gt;true&lt;/boolProp&gt;</text:span></text:p>
      <text:p text:style-name="P3"><text:s text:c="8"/><text:span text:style-name="T1">&lt;boolProp name="ProxyControlGui.sampler_download_images"&gt;false&lt;/boolProp&gt;</text:span></text:p>
      <text:p text:style-name="P3"><text:s text:c="8"/><text:span text:style-name="T1">&lt;boolProp name="ProxyControlGui.regex_match"&gt;true&lt;/boolProp&gt;</text:span></text:p>
      <text:p text:style-name="P3"><text:s text:c="8"/><text:span text:style-name="T1">&lt;stringProp name="ProxyControlGui.content_type_include"&gt;&lt;/stringProp&gt;</text:span></text:p>
      <text:p text:style-name="P3"><text:s text:c="8"/><text:span text:style-name="T1">&lt;stringProp name="ProxyControlGui.content_type_exclude"&gt;&lt;/stringProp&gt;</text:span></text:p>
      <text:p text:style-name="P3"><text:s text:c="8"/><text:span text:style-name="T1">&lt;boolProp name="ProxyControlGui.notify_child_sl_filtered"&gt;false&lt;/boolProp&gt;</text:span></text:p>
      <text:p text:style-name="P3"><text:s text:c="8"/><text:span text:style-name="T1">&lt;stringProp name="ProxyControlGui.proxy_prefix_http_sampler_name"&gt;birds&lt;/stringProp&gt;</text:span></text:p>
      <text:p text:style-name="P3"><text:s text:c="8"/><text:span text:style-name="T1">&lt;intProp name="ProxyControlGui.proxy_http_sampler_naming_mode"&gt;1&lt;/intProp&gt;</text:span></text:p>
      <text:p text:style-name="P3"><text:s text:c="8"/><text:span text:style-name="T1">&lt;stringProp name="ProxyControlGui.proxy_pause_http_sampler"&gt;&lt;/stringProp&gt;</text:span></text:p>
      <text:p text:style-name="P3"><text:s text:c="6"/><text:span text:style-name="T1">&lt;/ProxyControl&gt;</text:span></text:p>
      <text:p text:style-name="P3"><text:s text:c="6"/><text:span text:style-name="T1">&lt;hashTree&gt;</text:span></text:p>
      <text:p text:style-name="P3"><text:s text:c="8"/><text:span text:style-name="T1">&lt;ResultCollector guiclass="ViewResultsFullVisualizer" testclass="ResultCollector" testname="View Results Tree" enabled="true"&gt;</text:span></text:p>
      <text:p text:style-name="P3"><text:soft-page-break/><text:s text:c="10"/><text:span text:style-name="T1">&lt;boolProp name="ResultCollector.error_logging"&gt;false&lt;/boolProp&gt;</text:span></text:p>
      <text:p text:style-name="P3"><text:s text:c="10"/><text:span text:style-name="T1">&lt;objProp&gt;</text:span></text:p>
      <text:p text:style-name="P3"><text:s text:c="12"/><text:span text:style-name="T1">&lt;name&gt;saveConfig&lt;/name&gt;</text:span></text:p>
      <text:p text:style-name="P3"><text:s text:c="12"/><text:span text:style-name="T1">&lt;value class="SampleSaveConfiguration"&gt;</text:span></text:p>
      <text:p text:style-name="P3"><text:s text:c="14"/><text:span text:style-name="T1">&lt;time&gt;true&lt;/time&gt;</text:span></text:p>
      <text:p text:style-name="P3"><text:s text:c="14"/><text:span text:style-name="T1">&lt;latency&gt;true&lt;/latency&gt;</text:span></text:p>
      <text:p text:style-name="P3"><text:s text:c="14"/><text:span text:style-name="T1">&lt;timestamp&gt;true&lt;/timestamp&gt;</text:span></text:p>
      <text:p text:style-name="P3"><text:s text:c="14"/><text:span text:style-name="T1">&lt;success&gt;true&lt;/success&gt;</text:span></text:p>
      <text:p text:style-name="P3"><text:s text:c="14"/><text:span text:style-name="T1">&lt;label&gt;true&lt;/label&gt;</text:span></text:p>
      <text:p text:style-name="P3"><text:s text:c="14"/><text:span text:style-name="T1">&lt;code&gt;true&lt;/code&gt;</text:span></text:p>
      <text:p text:style-name="P3"><text:s text:c="14"/><text:span text:style-name="T1">&lt;message&gt;true&lt;/message&gt;</text:span></text:p>
      <text:p text:style-name="P3"><text:s text:c="14"/><text:span text:style-name="T1">&lt;threadName&gt;true&lt;/threadName&gt;</text:span></text:p>
      <text:p text:style-name="P3"><text:s text:c="14"/><text:span text:style-name="T1">&lt;dataType&gt;true&lt;/dataType&gt;</text:span></text:p>
      <text:p text:style-name="P3"><text:s text:c="14"/><text:span text:style-name="T1">&lt;encoding&gt;true&lt;/encoding&gt;</text:span></text:p>
      <text:p text:style-name="P3"><text:s text:c="14"/><text:span text:style-name="T1">&lt;assertions&gt;true&lt;/assertions&gt;</text:span></text:p>
      <text:p text:style-name="P3"><text:s text:c="14"/><text:span text:style-name="T1">&lt;subresults&gt;true&lt;/subresults&gt;</text:span></text:p>
      <text:p text:style-name="P3"><text:s text:c="14"/><text:span text:style-name="T1">&lt;responseData&gt;true&lt;/responseData&gt;</text:span></text:p>
      <text:p text:style-name="P3"><text:s text:c="14"/><text:span text:style-name="T1">&lt;samplerData&gt;true&lt;/samplerData&gt;</text:span></text:p>
      <text:p text:style-name="P3"><text:s text:c="14"/><text:span text:style-name="T1">&lt;xml&gt;true&lt;/xml&gt;</text:span></text:p>
      <text:p text:style-name="P3"><text:s text:c="14"/><text:span text:style-name="T1">&lt;fieldNames&gt;false&lt;/fieldNames&gt;</text:span></text:p>
      <text:p text:style-name="P3"><text:s text:c="14"/><text:span text:style-name="T1">&lt;responseHeaders&gt;true&lt;/responseHeaders&gt;</text:span></text:p>
      <text:p text:style-name="P3"><text:s text:c="14"/><text:span text:style-name="T1">&lt;requestHeaders&gt;true&lt;/requestHeaders&gt;</text:span></text:p>
      <text:p text:style-name="P3"><text:s text:c="14"/><text:span text:style-name="T1">&lt;responseDataOnError&gt;true&lt;/responseDataOnError&gt;</text:span></text:p>
      <text:p text:style-name="P3"><text:s text:c="14"/><text:span text:style-name="T1">&lt;saveAssertionResultsFailureMessage&gt;true&lt;/saveAssertionResultsFailureMessage&gt;</text:span></text:p>
      <text:p text:style-name="P3"><text:s text:c="14"/><text:span text:style-name="T1">&lt;assertionsResultsToSave&gt;0&lt;/assertionsResultsToSave&gt;</text:span></text:p>
      <text:p text:style-name="P3"><text:s text:c="14"/><text:span text:style-name="T1">&lt;bytes&gt;true&lt;/bytes&gt;</text:span></text:p>
      <text:p text:style-name="P3"><text:s text:c="14"/><text:span text:style-name="T1">&lt;url&gt;true&lt;/url&gt;</text:span></text:p>
      <text:p text:style-name="P3"><text:s text:c="14"/><text:span text:style-name="T1">&lt;fileName&gt;true&lt;/fileName&gt;</text:span></text:p>
      <text:p text:style-name="P3"><text:s text:c="14"/><text:span text:style-name="T1">&lt;hostname&gt;true&lt;/hostname&gt;</text:span></text:p>
      <text:p text:style-name="P3"><text:s text:c="14"/><text:span text:style-name="T1">&lt;threadCounts&gt;true&lt;/threadCounts&gt;</text:span></text:p>
      <text:p text:style-name="P3"><text:s text:c="14"/><text:span text:style-name="T1">&lt;sampleCount&gt;true&lt;/sampleCount&gt;</text:span></text:p>
      <text:p text:style-name="P3"><text:s text:c="14"/><text:span text:style-name="T1">&lt;idleTime&gt;true&lt;/idleTime&gt;</text:span></text:p>
      <text:p text:style-name="P3"><text:s text:c="14"/><text:span text:style-name="T1">&lt;connectTime&gt;true&lt;/connectTime&gt;</text:span></text:p>
      <text:p text:style-name="P3"><text:s text:c="12"/><text:span text:style-name="T1">&lt;/value&gt;</text:span></text:p>
      <text:p text:style-name="P3"><text:s text:c="10"/><text:span text:style-name="T1">&lt;/objProp&gt;</text:span></text:p>
      <text:p text:style-name="P3"><text:s text:c="10"/><text:span text:style-name="T1">&lt;stringProp name="filename"&gt;petstore.xml&lt;/stringProp&gt;</text:span></text:p>
      <text:p text:style-name="P3"><text:s text:c="8"/><text:span text:style-name="T1">&lt;/ResultCollector&gt;</text:span></text:p>
      <text:p text:style-name="P3"><text:s text:c="8"/><text:span text:style-name="T1">&lt;hashTree/&gt;</text:span></text:p>
      <text:p text:style-name="P3"><text:s text:c="6"/><text:span text:style-name="T1">&lt;/hashTree&gt;</text:span></text:p>
      <text:p text:style-name="P3"><text:s text:c="4"/><text:span text:style-name="T1">&lt;/hashTree&gt;</text:span></text:p>
      <text:p text:style-name="P3"><text:s text:c="2"/><text:span text:style-name="T1">&lt;/hashTree&gt;</text:span></text:p>
      <text:p text:style-name="P4">&lt;/jmeterTestPlan&gt;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3:13:28.308000000</meta:creation-date>
    <dc:date>2021-11-09T23:13:43.533000000</dc:date>
    <meta:editing-duration>PT15S</meta:editing-duration>
    <meta:editing-cycles>1</meta:editing-cycles>
    <meta:document-statistic meta:table-count="0" meta:image-count="0" meta:object-count="0" meta:page-count="10" meta:paragraph-count="530" meta:word-count="1082" meta:character-count="32764" meta:non-whitespace-character-count="24980"/>
    <meta:generator>LibreOffice/7.1.6.2$Windows_X86_64 LibreOffice_project/0e133318fcee89abacd6a7d077e292f1145735c3</meta:generator>
  </office:meta>
</office:document-meta>
</file>